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b13"/>
    </style:style>
    <style:style style:name="T1" style:family="text">
      <style:text-properties officeooo:rsid="00132a6e"/>
    </style:style>
    <style:style style:name="T2" style:family="text">
      <style:text-properties officeooo:rsid="0019c32b"/>
    </style:style>
    <style:style style:name="T3" style:family="text">
      <style:text-properties officeooo:rsid="001bc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docker pull clickhouse/clickhouse-server:latest</text:p>
      <text:p text:style-name="Standard"/>
      <text:p text:style-name="Standard">sudo docker run -d -p 8123:8123 -p9000:9000 --name clickhouse-server clickhouse/clickhouse-server</text:p>
      <text:p text:style-name="Standard"/>
      <text:p text:style-name="Standard">sudo docker exec -it clickhouse-server bash</text:p>
      <text:p text:style-name="Standard"/>
      <text:p text:style-name="Standard">cd etc/clickhouse-server</text:p>
      <text:p text:style-name="Standard"/>
      <text:p text:style-name="Standard">apt update</text:p>
      <text:p text:style-name="Standard"/>
      <text:p text:style-name="Standard">apt install nano</text:p>
      <text:p text:style-name="Standard"/>
      <text:p text:style-name="Standard">nano users.xml</text:p>
      <text:p text:style-name="Standard"/>
      <text:p text:style-name="Standard"/>
      <text:p text:style-name="P1">/etc/clickhouse-server/users.d/default-password.xml — <text:span text:style-name="T1">далее разрешить юзеру подключение с любого адреса, а не только с локалхоста. Установить текущий пароль если нужно.</text:span></text:p>
      <text:p text:style-name="P1"/>
      <text:p text:style-name="P1"/>
      <text:p text:style-name="Standard"/>
      <text:p text:style-name="Standard">sudo docker exec -it d76bf89fa7be7a8aab2dd4f2d49fbad4e8feb244da61a671a5b963936fb0fca2 clickhouse-client <text:s/><text:span text:style-name="T2">(</text:span><text:span text:style-name="T3">клиент в </text:span><text:span text:style-name="T2">докер контейнер)</text:span></text:p>
      <text:p text:style-name="Standard">SHOW DATABASES;</text:p>
      <text:p text:style-name="Standard">SHOW USERS;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2T14:30:51.376925472</meta:creation-date>
    <meta:generator>LibreOffice/24.8.5.2$Linux_X86_64 LibreOffice_project/480$Build-2</meta:generator>
    <dc:date>2025-03-14T18:57:05.068558351</dc:date>
    <meta:editing-duration>PT6M21S</meta:editing-duration>
    <meta:editing-cycles>8</meta:editing-cycles>
    <meta:document-statistic meta:table-count="0" meta:image-count="0" meta:object-count="0" meta:page-count="1" meta:paragraph-count="11" meta:word-count="62" meta:character-count="581" meta:non-whitespace-character-count="529"/>
  </office:meta>
</office:document-meta>
</file>